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Noto Sans Devanagari1" svg:font-family="'Noto Sans Devanagari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language="de" fo:country="DE" officeooo:paragraph-rsid="0005db50"/>
    </style:style>
    <style:style style:name="P3" style:family="paragraph" style:parent-style-name="Footer">
      <style:paragraph-properties fo:text-align="start" style:justify-single-word="false" style:writing-mode="lr-tb"/>
      <style:text-properties officeooo:paragraph-rsid="00232bc3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Standard">
      <style:text-properties fo:language="de" fo:country="DE" officeooo:paragraph-rsid="000c8efa"/>
    </style:style>
    <style:style style:name="P6" style:family="paragraph" style:parent-style-name="Standard">
      <style:text-properties fo:language="de" fo:country="DE" officeooo:paragraph-rsid="000d4a4d"/>
    </style:style>
    <style:style style:name="P7" style:family="paragraph" style:parent-style-name="Standard">
      <style:text-properties fo:language="de" fo:country="DE" officeooo:paragraph-rsid="000e50f1"/>
    </style:style>
    <style:style style:name="P8" style:family="paragraph" style:parent-style-name="Standard">
      <style:text-properties fo:language="de" fo:country="DE" officeooo:paragraph-rsid="001086f6"/>
    </style:style>
    <style:style style:name="P9" style:family="paragraph" style:parent-style-name="Standard">
      <style:text-properties fo:language="de" fo:country="DE" officeooo:paragraph-rsid="00119478"/>
    </style:style>
    <style:style style:name="P10" style:family="paragraph" style:parent-style-name="Standard">
      <style:text-properties fo:language="de" fo:country="DE" officeooo:paragraph-rsid="00122e47"/>
    </style:style>
    <style:style style:name="P11" style:family="paragraph" style:parent-style-name="Standard">
      <style:text-properties fo:language="de" fo:country="DE" officeooo:rsid="001fbf44" officeooo:paragraph-rsid="001fffff"/>
    </style:style>
    <style:style style:name="P12" style:family="paragraph" style:parent-style-name="Standard">
      <style:text-properties fo:language="de" fo:country="DE" officeooo:rsid="001fbf44" officeooo:paragraph-rsid="001fffff" fo:background-color="#ffff00"/>
    </style:style>
    <style:style style:name="P13" style:family="paragraph" style:parent-style-name="Standard">
      <style:text-properties fo:language="nl" fo:country="NL"/>
    </style:style>
    <style:style style:name="P14" style:family="paragraph" style:parent-style-name="Standard">
      <style:text-properties fo:language="nl" fo:country="NL" officeooo:paragraph-rsid="001309c7"/>
    </style:style>
    <style:style style:name="P15" style:family="paragraph" style:parent-style-name="Standard">
      <style:text-properties fo:language="nl" fo:country="NL" officeooo:paragraph-rsid="00146d69"/>
    </style:style>
    <style:style style:name="P16" style:family="paragraph" style:parent-style-name="Standard">
      <style:text-properties fo:language="nl" fo:country="NL" officeooo:paragraph-rsid="0016dc11"/>
    </style:style>
    <style:style style:name="P17" style:family="paragraph" style:parent-style-name="Standard">
      <style:text-properties fo:language="nl" fo:country="NL" officeooo:paragraph-rsid="00176b5d"/>
    </style:style>
    <style:style style:name="P18" style:family="paragraph" style:parent-style-name="Standard">
      <style:text-properties fo:language="nl" fo:country="NL" officeooo:paragraph-rsid="0018a19a"/>
    </style:style>
    <style:style style:name="P19" style:family="paragraph" style:parent-style-name="Standard">
      <style:text-properties fo:language="nl" fo:country="NL" officeooo:paragraph-rsid="001fffff"/>
    </style:style>
    <style:style style:name="P20" style:family="paragraph" style:parent-style-name="Standard">
      <style:text-properties officeooo:paragraph-rsid="001fbf44"/>
    </style:style>
    <style:style style:name="P21" style:family="paragraph" style:parent-style-name="Standard">
      <style:paragraph-properties fo:break-before="page"/>
      <style:text-properties fo:language="nl" fo:country="NL" officeooo:rsid="001c2a80" officeooo:paragraph-rsid="001c2a80"/>
    </style:style>
    <style:style style:name="T1" style:family="text">
      <style:text-properties officeooo:rsid="0005db50"/>
    </style:style>
    <style:style style:name="T2" style:family="text">
      <style:text-properties fo:language="de" fo:country="DE" officeooo:rsid="001fbf44"/>
    </style:style>
    <style:style style:name="T3" style:family="text">
      <style:text-properties officeooo:rsid="001309c7"/>
    </style:style>
    <style:style style:name="T4" style:family="text">
      <style:text-properties officeooo:rsid="00146d69"/>
    </style:style>
    <style:style style:name="T5" style:family="text">
      <style:text-properties officeooo:rsid="00150a5b"/>
    </style:style>
    <style:style style:name="T6" style:family="text">
      <style:text-properties officeooo:rsid="0016dc11"/>
    </style:style>
    <style:style style:name="T7" style:family="text">
      <style:text-properties officeooo:rsid="00176b5d"/>
    </style:style>
    <style:style style:name="T8" style:family="text">
      <style:text-properties officeooo:rsid="00195621"/>
    </style:style>
    <style:style style:name="T9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tru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721 heiratete Bach in zweiter Ehe die als Sängerin</text:p>
      <text:p text:style-name="P5"><text:s/>ausgebildete Anna Magdalena Wilcke. Für sie</text:p>
      <text:p text:style-name="P1">stellte er zwei musikalische Stammbücher zusammen.</text:p>
      <text:p text:style-name="P5">Im Jahr 1722 entstand das nur fragmentarisch überlieferte</text:p>
      <text:p text:style-name="P5">„Clavier-Büchlein vor Anna Magdalena Bachin“,</text:p>
      <text:p text:style-name="P8">1725 folgte dann ein zweites Heft, das heute gemeinhin</text:p>
      <text:p text:style-name="P8"><text:s/>als „Notenbüchlein für Anna Magdalena Bach“</text:p>
      <text:p text:style-name="P1">bezeichnet wird. Es enthält insgesamt 42 Musikstücke</text:p>
      <text:p text:style-name="P1"><text:span text:style-name="T1">(</text:span>vokal und instrumental), ein Gedicht und eine Reihe</text:p>
      <text:p text:style-name="P1">von Generalbassregeln. Die einzelnen Stücke sind teils</text:p>
      <text:p text:style-name="P1">von Bach, teils von seinen Söhnen oder auch von Anna</text:p>
      <text:p text:style-name="P1">Magdalena selbst geschrieben.</text:p>
      <text:p text:style-name="P2">Die Choralbearbeitung „Wer nur den lieben Gott lasst</text:p>
      <text:p text:style-name="P6">walten” findet sich bereits im „Clavierbüchlein vor Wilhelm</text:p>
      <text:p text:style-name="P6">Friedemann Bach“ (siehe Nr.1). Vermutlich hat</text:p>
      <text:p text:style-name="P6">sich Bach hier eine Orgel vorgestellt. Neben dieser Version</text:p>
      <text:p text:style-name="P6"><text:s/>kennen wir von ihm drei weitere Orgel-Bearbeitungen</text:p>
      <text:p text:style-name="P9"><text:s/>dieser Melodie. Außerdem hat Bach den Choral</text:p>
      <text:p text:style-name="P1">auch in mehreren Kantaten verwendet.</text:p>
      <text:p text:style-name="P1"/>
      <text:p text:style-name="P6">Das berühmte Kirchenlied ist hier als ein mit Ornamenten</text:p>
      <text:p text:style-name="P6"><text:s/>reich verzierter, anmutiger Satz gestaltet.</text:p>
      <text:p text:style-name="P6"><text:s/>Zum besseren Verständnis sollte man ihn zunächst</text:p>
      <text:p text:style-name="P7">gedanklich oder am Instrument auf die reine Choralmelodie</text:p>
      <text:p text:style-name="P7"><text:s/>und die einfachste harmonische Grundsubstanz</text:p>
      <text:p text:style-name="P1">reduzieren. Man kann der Melodie übungshalber eigene</text:p>
      <text:p text:style-name="P1">Harmonien unterlegen und sich so einen Zugang zum</text:p>
      <text:p text:style-name="P7">improvisatorischen Hintergrund der reichen Verzierungen</text:p>
      <text:p text:style-name="P7"><text:s/>(und auch der vielen Neben- und Durchgangsnoten)</text:p>
      <text:p text:style-name="P10"><text:s/>erschließen. Auch die rhythmischen Verhältnisse</text:p>
      <text:p text:style-name="P1">und die auf ihm basierenden Freiheiten der Ornamente</text:p>
      <text:p text:style-name="P1">lassen sich auf diese Weise leichter erfassen. Dabei sind</text:p>
      <text:p text:style-name="P1">folgende Schritte zu empfehlen:</text:p>
      <text:p text:style-name="P1">1. Schritt: Melodie harmonisieren.</text:p>
      <text:p text:style-name="P1">2. Schritt: Melodie harmonisiert ohne Verzierungen spielen.</text:p>
      <text:p text:style-name="P1">3. Schritt: Die verschiedenen Ornamente hinzufügen.</text:p>
      <text:p text:style-name="P1">eventuell auch weitere, eigene einpassen. Dabei auf die</text:p>
      <text:p text:style-name="P1">Auflösung der Vorhalte achten.</text:p>
      <text:p text:style-name="P1"/>
      <text:p text:style-name="P20"><text:span text:style-name="T2"/></text:p>
      <text:p text:style-name="P21">In het Nederlands</text:p>
      <text:p text:style-name="P14"/>
      <text:p text:style-name="P14">In 1721 trouwde Bach met zijn tweede vrouw </text:p>
      <text:p text:style-name="P14">Anna Magdalena Wilcke, <text:span text:style-name="T3">die </text:span>als zangeres</text:p>
      <text:p text:style-name="P15"><text:span text:style-name="T3">was</text:span> opgeleid. Voor haar stelde <text:span text:style-name="T4">hij t</text:span>wee muzikale</text:p>
      <text:p text:style-name="P15">familieboeken samen.</text:p>
      <text:p text:style-name="P13">In het jaar 1722 ontstond de enige fragmentarische overlevende</text:p>
      <text:p text:style-name="P13">"Clavier-Büchlein voor Anna Magdalena Bachin",</text:p>
      <text:p text:style-name="P16"><text:span text:style-name="T4">e</text:span>en tweede <text:span text:style-name="T5">notitieboek</text:span> volgde in 1725, dat tegenwoordig veel</text:p>
      <text:p text:style-name="P16">wordt <text:span text:style-name="T5">toegewezen </text:span>als "Notebook voor Anna Magdalena Bach".</text:p>
      <text:p text:style-name="P13">Het bevat in totaal 42 muziekstukken</text:p>
      <text:p text:style-name="P13">(vocaal en instrumentaal), een gedicht en een serie</text:p>
      <text:p text:style-name="P13"><text:span text:style-name="T8">regels voor de </text:span>becijferde bas. De afzonderlijke stukken zijn deels</text:p>
      <text:p text:style-name="P13">van Bach, deels door zijn zonen en ook door Anna</text:p>
      <text:p text:style-name="P13">Magdalena zelf <text:span text:style-name="T6">geschreven</text:span>.</text:p>
      <text:p text:style-name="P18">Het koraalarrangement "Wer nur den lieben Gott lässt</text:p>
      <text:p text:style-name="P18">walten” is al te vinden in de “Clavierbüchlein vor Wilhelm</text:p>
      <text:p text:style-name="P13">Friedemann Bach” (zie nr. 1). <text:span text:style-name="T6">W</text:span>aarschijnlijk heeft</text:p>
      <text:p text:style-name="P13">Bach hier een orgel voor<text:span text:style-name="T6">gesteld</text:span>. Naast deze versie</text:p>
      <text:p text:style-name="P17"><text:s/>kennen <text:span text:style-name="T7">we van hem </text:span>nog drie orgelbewerkingen van </text:p>
      <text:p text:style-name="P17">deze melodie. <text:span text:style-name="T7">Bovendien heeft </text:span>Bach het koraal</text:p>
      <text:p text:style-name="P13">ook in verschillende cantates <text:span text:style-name="T7">gebruikt</text:span>.</text:p>
      <text:p text:style-name="P13"/>
      <text:p text:style-name="P12">&lt;nog controleren&gt;</text:p>
      <text:p text:style-name="P11">De beroemde hymne is hier als één met ornamenten</text:p>
      <text:p text:style-name="P11"><text:s/>sierlijke, sierlijke set ontworpen.</text:p>
      <text:p text:style-name="P11">Voor een beter begrip moet je eerst</text:p>
      <text:p text:style-name="P11">mentaal of op het instrument op de zuivere koraalmelodie</text:p>
      <text:p text:style-name="P11"><text:s/>en de eenvoudigste harmonische grondsubstantie</text:p>
      <text:p text:style-name="P11">verminderen. U kunt uw eigen melodie aan de melodie toevoegen om te oefenen</text:p>
      <text:p text:style-name="P11">harmonieën inferieur en krijgen zo toegang tot</text:p>
      <text:p text:style-name="P11">geïmproviseerde achtergrond van rijke bloeit</text:p>
      <text:p text:style-name="P11"><text:s/>(en ook de vele secundaire en voorbijgaande aantekeningen)</text:p>
      <text:p text:style-name="P11"><text:s/>openstellen. Ook de ritmische relaties</text:p>
      <text:p text:style-name="P11">en de vrijheden van ornament op basis daarvan</text:p>
      <text:p text:style-name="P11">zijn op deze manier gemakkelijker te detecteren. zijn er</text:p>
      <text:p text:style-name="P11">raad de volgende stappen aan:</text:p>
      <text:p text:style-name="P11">Stap 1: Harmoniseer de melodie.</text:p>
      <text:p text:style-name="P11">Stap 2: Speel de melodie in harmonie zonder versieringen.</text:p>
      <text:p text:style-name="P11">Stap 3: Voeg de verschillende ornamenten toe.</text:p>
      <text:p text:style-name="P11">eventueel zelf nog meer toevoegen. Besteed daarbij </text:p>
      <text:p text:style-name="P19"><text:span text:style-name="T2">aandacht aan de oplossing van de Voorhouding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Noto Sans Devanagari1" svg:font-family="'Noto Sans Devanagari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nl" fo:country="N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nl" fo:country="N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style:writing-mode="lr-tb"/>
      <style:text-properties officeooo:paragraph-rsid="00232bc3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<text:file-name text:display="name-and-extension">tekst_bwv691.odt</text:file-name></text:span></text:p>
        <text:p text:style-name="MP1"><text:span text:style-name="MT1"><text:date style:data-style-name="N10084" text:date-value="2022-04-22T21:46:44.264179989">2022-04-22</text:date></text:span></text:p>
        <text:p text:style-name="MP1"><text:span text:style-name="MT1"><text:page-number text:select-page="current">2</text:page-number></text:span><text:span text:style-name="MT1"><text:s/>van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6:34:23.593588712</meta:creation-date>
    <dc:date>2022-04-22T21:46:19.298869924</dc:date>
    <meta:editing-duration>PT5H5M24S</meta:editing-duration>
    <meta:editing-cycles>32</meta:editing-cycles>
    <meta:generator>LibreOffice/6.4.7.2$Linux_X86_64 LibreOffice_project/40$Build-2</meta:generator>
    <meta:print-date>2022-04-22T21:46:41.741113625</meta:print-date>
    <meta:document-statistic meta:table-count="0" meta:image-count="0" meta:object-count="0" meta:page-count="2" meta:paragraph-count="80" meta:word-count="534" meta:character-count="3663" meta:non-whitespace-character-count="3192"/>
  </office:meta>
</office:document-meta>
</file>